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61804" officeooo:paragraph-rsid="00061804"/>
    </style:style>
    <style:style style:name="P2" style:family="paragraph" style:parent-style-name="Text_20_body">
      <style:text-properties officeooo:rsid="0007e1f2" officeooo:paragraph-rsid="0007e1f2"/>
    </style:style>
    <style:style style:name="P3" style:family="paragraph" style:parent-style-name="Text_20_body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00c47cb" officeooo:paragraph-rsid="000c47cb"/>
    </style:style>
    <style:style style:name="P5" style:family="paragraph" style:parent-style-name="Text_20_body">
      <style:text-properties officeooo:rsid="000dbba9" officeooo:paragraph-rsid="000dbba9"/>
    </style:style>
    <style:style style:name="P6" style:family="paragraph" style:parent-style-name="Text_20_body">
      <style:text-properties officeooo:rsid="000f3409" officeooo:paragraph-rsid="000f3409"/>
    </style:style>
    <style:style style:name="P7" style:family="paragraph" style:parent-style-name="Text_20_body">
      <style:text-properties officeooo:rsid="0010c337" officeooo:paragraph-rsid="0010c337"/>
    </style:style>
    <style:style style:name="P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07e1f2" officeooo:paragraph-rsid="0007e1f2"/>
    </style:style>
    <style:style style:name="P9" style:family="paragraph" style:parent-style-name="Table_20_Contents">
      <style:text-properties officeooo:rsid="00061804" officeooo:paragraph-rsid="00061804"/>
    </style:style>
    <style:style style:name="P10" style:family="paragraph" style:parent-style-name="Table_20_Contents">
      <style:text-properties officeooo:rsid="0007e1f2" officeooo:paragraph-rsid="0007e1f2"/>
    </style:style>
    <style:style style:name="P11" style:family="paragraph" style:parent-style-name="Text_20_body" style:list-style-name="L1">
      <style:text-properties officeooo:rsid="00061804" officeooo:paragraph-rsid="00061804"/>
    </style:style>
    <style:style style:name="P12" style:family="paragraph" style:parent-style-name="Text_20_body" style:list-style-name="L2">
      <style:text-properties officeooo:rsid="000f3409" officeooo:paragraph-rsid="000f3409"/>
    </style:style>
    <style:style style:name="P13" style:family="paragraph" style:parent-style-name="Text_20_body" style:list-style-name="L3">
      <style:text-properties officeooo:rsid="000f3409" officeooo:paragraph-rsid="000f3409"/>
    </style:style>
    <style:style style:name="P14" style:family="paragraph" style:parent-style-name="Text_20_body" style:list-style-name="L5">
      <style:text-properties officeooo:rsid="000f3409" officeooo:paragraph-rsid="000f3409"/>
    </style:style>
    <style:style style:name="P15" style:family="paragraph" style:parent-style-name="Text_20_body" style:list-style-name="L3">
      <style:text-properties officeooo:rsid="0010c337" officeooo:paragraph-rsid="0010c337"/>
    </style:style>
    <style:style style:name="P16" style:family="paragraph" style:parent-style-name="Text_20_body" style:list-style-name="L4">
      <style:text-properties officeooo:rsid="0010c337" officeooo:paragraph-rsid="0010c337"/>
    </style:style>
    <style:style style:name="P17" style:family="paragraph" style:parent-style-name="Text_20_body" style:list-style-name="L5">
      <style:text-properties officeooo:rsid="0010c337" officeooo:paragraph-rsid="0010c337"/>
    </style:style>
    <style:style style:name="P18" style:family="paragraph" style:parent-style-name="Text_20_body" style:list-style-name="L6">
      <style:text-properties officeooo:rsid="0010c337" officeooo:paragraph-rsid="0010c337"/>
    </style:style>
    <style:style style:name="P19" style:family="paragraph" style:parent-style-name="Text_20_body" style:list-style-name="L7">
      <style:text-properties officeooo:rsid="0007e1f2" officeooo:paragraph-rsid="0007e1f2"/>
    </style:style>
    <style:style style:name="P20" style:family="paragraph" style:parent-style-name="Text_20_body" style:list-style-name="L8">
      <style:text-properties officeooo:rsid="0007e1f2" officeooo:paragraph-rsid="0007e1f2"/>
    </style:style>
    <style:style style:name="P21" style:family="paragraph" style:parent-style-name="Text_20_body" style:list-style-name="L9">
      <style:text-properties officeooo:rsid="0007e1f2" officeooo:paragraph-rsid="0007e1f2"/>
    </style:style>
    <style:style style:name="P22" style:family="paragraph" style:parent-style-name="Text_20_body" style:list-style-name="L10">
      <style:text-properties fo:font-style="normal" fo:font-weight="normal" officeooo:rsid="00082f87" officeooo:paragraph-rsid="00082f87" style:font-style-asian="normal" style:font-weight-asian="normal" style:font-style-complex="normal" style:font-weight-complex="normal"/>
    </style:style>
    <style:style style:name="P23" style:family="paragraph" style:parent-style-name="Text_20_body" style:list-style-name="L11">
      <style:text-properties officeooo:rsid="000dbba9" officeooo:paragraph-rsid="000dbba9"/>
    </style:style>
    <style:style style:name="P24" style:family="paragraph" style:parent-style-name="Text_20_body" style:list-style-name="L12">
      <style:text-properties officeooo:rsid="000dbba9" officeooo:paragraph-rsid="000dbba9"/>
    </style:style>
    <style:style style:name="P25" style:family="paragraph" style:parent-style-name="Text_20_body">
      <style:text-properties officeooo:rsid="00118764" officeooo:paragraph-rsid="00118764"/>
    </style:style>
    <style:style style:name="P26" style:family="paragraph" style:parent-style-name="Text_20_body">
      <style:text-properties officeooo:rsid="0015c288" officeooo:paragraph-rsid="0015c288"/>
    </style:style>
    <style:style style:name="P27" style:family="paragraph" style:parent-style-name="Text_20_body" style:list-style-name="L17">
      <style:text-properties officeooo:rsid="0015c288" officeooo:paragraph-rsid="0015c288"/>
    </style:style>
    <style:style style:name="P28" style:family="paragraph" style:parent-style-name="Text_20_body" style:list-style-name="L13">
      <style:text-properties officeooo:paragraph-rsid="0015c288"/>
    </style:style>
    <style:style style:name="P29" style:family="paragraph" style:parent-style-name="Text_20_body" style:list-style-name="L17">
      <style:text-properties officeooo:rsid="00161021" officeooo:paragraph-rsid="00161021"/>
    </style:style>
    <style:style style:name="P30" style:family="paragraph" style:parent-style-name="Text_20_body">
      <style:text-properties officeooo:rsid="00161021" officeooo:paragraph-rsid="00161021"/>
    </style:style>
    <style:style style:name="P31" style:family="paragraph" style:parent-style-name="Text_20_body" style:list-style-name="L17">
      <style:text-properties officeooo:paragraph-rsid="00161021"/>
    </style:style>
    <style:style style:name="P32" style:family="paragraph" style:parent-style-name="Heading_20_1">
      <style:text-properties officeooo:rsid="0007e1f2" officeooo:paragraph-rsid="0007e1f2"/>
    </style:style>
    <style:style style:name="P33" style:family="paragraph" style:parent-style-name="Heading_20_1">
      <style:paragraph-properties fo:break-before="page"/>
      <style:text-properties officeooo:rsid="0007e1f2" officeooo:paragraph-rsid="0007e1f2"/>
    </style:style>
    <style:style style:name="P34" style:family="paragraph" style:parent-style-name="Heading_20_1">
      <style:paragraph-properties fo:break-before="page"/>
      <style:text-properties officeooo:rsid="000dbba9" officeooo:paragraph-rsid="000dbba9"/>
    </style:style>
    <style:style style:name="P35" style:family="paragraph" style:parent-style-name="Heading_20_3">
      <style:text-properties officeooo:paragraph-rsid="00161021"/>
    </style:style>
    <style:style style:name="T1" style:family="text">
      <style:text-properties officeooo:rsid="0007e1f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dbba9"/>
    </style:style>
    <style:style style:name="T8" style:family="text">
      <style:text-properties officeooo:rsid="0010c337"/>
    </style:style>
    <style:style style:name="T9" style:family="text">
      <style:text-properties officeooo:rsid="0015c288"/>
    </style:style>
    <style:style style:name="T10" style:family="text">
      <style:text-properties officeooo:rsid="00161021"/>
    </style:style>
    <style:style style:name="T11" style:family="text">
      <style:text-properties officeooo:rsid="000c47cb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istory storage</text:h>
      <text:p text:style-name="P1">Information to store:</text:p>
      <text:list xml:id="list7956028618867408479" text:style-name="L1">
        <text:list-item>
          <text:p text:style-name="P11">URL</text:p>
        </text:list-item>
        <text:list-item>
          <text:p text:style-name="P11">Access date/time - list</text:p>
        </text:list-item>
        <text:list-item>
          <text:p text:style-name="P11">Accessed from (ie parents) – list of object references</text:p>
        </text:list-item>
        <text:list-item>
          <text:p text:style-name="P11">Websites accessed (ie children) – list of object references</text:p>
        </text:list-item>
        <text:list-item>
          <text:p text:style-name="P11">Misc (not yet defined)</text:p>
        </text:list-item>
      </text:list>
      <text:p text:style-name="P1"/>
      <text:p text:style-name="P1">Op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Data type</text:p>
          </table:table-cell>
          <table:table-cell table:style-name="Table1.A1" office:value-type="string">
            <text:p text:style-name="P9">Data Access</text:p>
          </table:table-cell>
          <table:table-cell table:style-name="Table1.C1" office:value-type="string">
            <text:p text:style-name="P9">Pros/Cons</text:p>
          </table:table-cell>
        </table:table-row>
        <table:table-row>
          <table:table-cell table:style-name="Table1.A2" office:value-type="string">
            <text:p text:style-name="P9">List</text:p>
          </table:table-cell>
          <table:table-cell table:style-name="Table1.A2" office:value-type="string">
            <text:p text:style-name="P9">Scan list every time to determine all entries which contain current node as parent.</text:p>
            <text:p text:style-name="P9">Time Compl.: O(n^2)</text:p>
          </table:table-cell>
          <table:table-cell table:style-name="Table1.C2" office:value-type="string">
            <text:p text:style-name="P9">+ Very easy to implement child/parent finding</text:p>
            <text:p text:style-name="P9">+ Fast enough on small scale</text:p>
            <text:p text:style-name="P9">- Does not scale</text:p>
            <text:p text:style-name="P9"/>
          </table:table-cell>
        </table:table-row>
        <table:table-row>
          <table:table-cell table:style-name="Table1.A2" office:value-type="string">
            <text:p text:style-name="P9">Map (parent url → object list)</text:p>
          </table:table-cell>
          <table:table-cell table:style-name="Table1.A2" office:value-type="string">
            <text:p text:style-name="P9">Get current URL, get list of parents from map, draw.</text:p>
            <text:p text:style-name="P9">Time Compl.: O(n)</text:p>
          </table:table-cell>
          <table:table-cell table:style-name="Table1.C2" office:value-type="string">
            <text:p text:style-name="P9">+ Much faster</text:p>
            <text:p text:style-name="P9">- More difficult to implement</text:p>
            <text:p text:style-name="P9">- Not easy to find children</text:p>
            <text:p text:style-name="P9">- More pointers → more RAM</text:p>
          </table:table-cell>
        </table:table-row>
        <table:table-row>
          <table:table-cell table:style-name="Table1.A2" office:value-type="string">
            <text:p text:style-name="P9">Map (child url → object list)</text:p>
          </table:table-cell>
          <table:table-cell table:style-name="Table1.A2" office:value-type="string">
            <text:p text:style-name="P9">As above, but with children</text:p>
          </table:table-cell>
          <table:table-cell table:style-name="Table1.C2" office:value-type="string">
            <text:p text:style-name="P9">As above</text:p>
          </table:table-cell>
        </table:table-row>
        <table:table-row>
          <table:table-cell table:style-name="Table1.A2" office:value-type="string">
            <text:p text:style-name="P9">Two mappings</text:p>
          </table:table-cell>
          <table:table-cell table:style-name="Table1.A2" office:value-type="string">
            <text:p text:style-name="P9">As above for both children and parents</text:p>
          </table:table-cell>
          <table:table-cell table:style-name="Table1.C2" office:value-type="string">
            <text:p text:style-name="P9">As above AND</text:p>
            <text:p text:style-name="P9">+ Both directions easy to find</text:p>
            <text:p text:style-name="P9">- More difficult to implement and test</text:p>
            <text:p text:style-name="P9">- More data duplication</text:p>
          </table:table-cell>
        </table:table-row>
        <table:table-row>
          <table:table-cell table:style-name="Table1.A2" office:value-type="string">
            <text:p text:style-name="P9">Internal SQL database</text:p>
          </table:table-cell>
          <table:table-cell table:style-name="Table1.A2" office:value-type="string">
            <text:p text:style-name="P9">Use SQL to CRUD</text:p>
          </table:table-cell>
          <table:table-cell table:style-name="Table1.C2" office:value-type="string">
            <text:p text:style-name="P9">+ Common interface, arbitrary SQL implementation</text:p>
            <text:p text:style-name="P9">+ likely fast</text:p>
            <text:p text:style-name="P9">+ easier to maintain than mappings</text:p>
            <text:p text:style-name="P9">+ a<text:span text:style-name="T1">v</text:span>oids duplication</text:p>
            <text:p text:style-name="P9">- more effort than list</text:p>
          </table:table-cell>
        </table:table-row>
      </table:table>
      <text:p text:style-name="P1"/>
      <text:p text:style-name="P1">Option chosen: List, as easier to prototype and any one session should be limited in size anyway.</text:p>
      <text:p text:style-name="P1"/>
      <text:h text:style-name="Heading_20_1" text:outline-level="1">Session storage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Solution</text:p>
          </table:table-cell>
          <table:table-cell table:style-name="Table2.A1" office:value-type="string">
            <text:p text:style-name="P9">Conversion method</text:p>
          </table:table-cell>
          <table:table-cell table:style-name="Table2.C1" office:value-type="string">
            <text:p text:style-name="P9">Pros/Cons</text:p>
          </table:table-cell>
        </table:table-row>
        <table:table-row>
          <table:table-cell table:style-name="Table2.A2" office:value-type="string">
            <text:p text:style-name="P9">JSON</text:p>
          </table:table-cell>
          <table:table-cell table:style-name="Table2.A2" office:value-type="string">
            <text:p text:style-name="P9">Internal format of JS, so <text:span text:style-name="T1">built-in </text:span><text:soft-page-break/><text:span text:style-name="T1">converter can be used to stringidy and save to file, as well as load file/string as internal data object.</text:span></text:p>
          </table:table-cell>
          <table:table-cell table:style-name="Table2.C2" office:value-type="string">
            <text:p text:style-name="P9">+ dumping and loading built-in <text:soft-page-break/>and relatively fast</text:p>
            <text:p text:style-name="P9"/>
          </table:table-cell>
        </table:table-row>
        <table:table-row>
          <table:table-cell table:style-name="Table2.A2" office:value-type="string">
            <text:p text:style-name="P10">Internal database file</text:p>
          </table:table-cell>
          <table:table-cell table:style-name="Table2.A2" office:value-type="string">
            <text:p text:style-name="P10">Automatically created and maintained by DBMS</text:p>
          </table:table-cell>
          <table:table-cell table:style-name="Table2.C2" office:value-type="string">
            <text:p text:style-name="P10">+ easy to maintain, no input required whatsoever</text:p>
            <text:p text:style-name="P10">+- Only relevant if SQL DB implementation chosen</text:p>
          </table:table-cell>
        </table:table-row>
      </table:table>
      <text:p text:style-name="P2">Note: requires to find way to store. Ideas: 1. Use internal Chrome storage.<text:line-break/><text:tab/>To find out: How storage works, whether can be synced to other devices.</text:p>
      <text:h text:style-name="Heading_20_1" text:outline-level="1">In-browser storage options</text:h>
      <text:p text:style-name="P6">Information taken from (check for up-to-date information): <text:a xlink:type="simple" xlink:href="https://developer.chrome.com/extensions/storage">https://developer.chrome.com/extensions/storage</text:a></text:p>
      <text:p text:style-name="P6">Using either localStorage API or Storage API.</text:p>
      <text:h text:style-name="Heading_20_3" text:outline-level="3">LocalStorage API</text:h>
      <text:p text:style-name="P6">Information taken from: <text:a xlink:type="simple" xlink:href="https://developer.mozilla.org/en-US/docs/Web/API/Web_Storage_API#localStorage">https://developer.mozilla.org/en-US/docs/Web/API/Web_Storage_API#localStorage</text:a></text:p>
      <text:list xml:id="list8881696065666071723" text:style-name="L2">
        <text:list-item>
          <text:p text:style-name="P12">Standard way a website can store persistent data</text:p>
        </text:list-item>
        <text:list-item>
          <text:p text:style-name="P12">Size limit of ~10MB</text:p>
        </text:list-item>
        <text:list-item>
          <text:p text:style-name="P12">Separate storage area for each origin → background page needed</text:p>
        </text:list-item>
      </text:list>
      <text:h text:style-name="Heading_20_3" text:outline-level="3">Storage API <text:span text:style-name="T8">(chosen)</text:span></text:h>
      <text:list xml:id="list6368061420720338074" text:style-name="L3">
        <text:list-item>
          <text:p text:style-name="P13">Data synced with Chrome sync</text:p>
        </text:list-item>
        <text:list-item>
          <text:p text:style-name="P13">Content script can access data without background script</text:p>
        </text:list-item>
        <text:list-item>
          <text:p text:style-name="P13">Settings can be persisted even within incognito</text:p>
        </text:list-item>
        <text:list-item>
          <text:p text:style-name="P13">asynchronous → higher performance than localStorage</text:p>
        </text:list-item>
        <text:list-item>
          <text:p text:style-name="P13">JS objects can be stored vs. string storage in localStorage solution</text:p>
        </text:list-item>
        <text:list-item>
          <text:p text:style-name="P15">Size limited to ~100KB</text:p>
        </text:list-item>
      </text:list>
      <text:h text:style-name="Heading_20_3" text:outline-level="3">Firebase back-end</text:h>
      <text:p text:style-name="P7">Information taken from: <text:a xlink:type="simple" xlink:href="https://www.firebase.com/blog/2013-03-06-power-your-chrome-extension-with-firebase.html">https://www.firebase.com/blog/2013-03-06-power-your-chrome-extension-with-firebase.html</text:a></text:p>
      <text:list xml:id="list9222203200223521825" text:style-name="L4">
        <text:list-item>
          <text:p text:style-name="P16">Simple JavaScript API on JS object handling data synchronization across various machines</text:p>
        </text:list-item>
      </text:list>
      <text:p text:style-name="Text_20_body"/>
      <text:h text:style-name="Heading_20_3" text:outline-level="3"><text:soft-page-break/>Web SQL Database</text:h>
      <text:p text:style-name="P6">Information taken from: <text:a xlink:type="simple" xlink:href="http://www.html5rocks.com/en/features/storage">http://www.html5rocks.com/en/features/storage</text:a></text:p>
      <text:list xml:id="list2346060135447082767" text:style-name="L5">
        <text:list-item>
          <text:p text:style-name="P14">Full featured SQL database</text:p>
        </text:list-item>
        <text:list-item>
          <text:p text:style-name="P17">Abandoned, so not worth the effort.</text:p>
        </text:list-item>
      </text:list>
      <text:h text:style-name="Heading_20_3" text:outline-level="3">Indexed DB</text:h>
      <text:p text:style-name="P7">Information taken from: <text:a xlink:type="simple" xlink:href="http://code.tutsplus.com/tutorials/working-with-indexeddb--net-34673">http://code.tutsplus.com/tutorials/working-with-indexeddb--net-34673</text:a></text:p>
      <text:list xml:id="list5489835235200855164" text:style-name="L6">
        <text:list-item>
          <text:p text:style-name="P18">Simple key/value store object, including processsing abilities</text:p>
        </text:list-item>
        <text:list-item>
          <text:p text:style-name="P18"/>
        </text:list-item>
      </text:list>
      <text:h text:style-name="Heading_20_2" text:outline-level="2"><text:span text:style-name="T1">L</text:span>oading sessions</text:h>
      <text:list xml:id="list8291546200231558962" text:style-name="L7">
        <text:list-item>
          <text:p text:style-name="P19">Search internal storage (or whichever medium used) for saved sessions</text:p>
        </text:list-item>
        <text:list-item>
          <text:p text:style-name="P19">Present user with list of options</text:p>
          <text:list>
            <text:list-item>
              <text:p text:style-name="P19">Additional information needs to be stored with each session such as<text:line-break/>- Date/Time<text:line-break/>- Short description<text:line-break/>- Other metadata such as # of nodes, classification</text:p>
            </text:list-item>
          </text:list>
        </text:list-item>
      </text:list>
      <text:h text:style-name="Heading_20_1" text:outline-level="1">Listening to tab updates</text:h>
      <text:p text:style-name="P25">Can be done from background script using chrome.tabs.onUpdated.addListener(...).<text:line-break/>Source: <text:a xlink:type="simple" xlink:href="https://developer.chrome.com/extensions/tabs#event-onUpdated">https://developer.chrome.com/extensions/tabs#event-onUpdated</text:a></text:p>
      <text:p text:style-name="P25"/>
      <text:h text:style-name="P33" text:outline-level="1">Website quotation representation</text:h>
      <text:p text:style-name="P2">Information to be stored:</text:p>
      <text:list xml:id="list106161689082185312" text:style-name="L8">
        <text:list-item>
          <text:p text:style-name="P20">Quote</text:p>
        </text:list-item>
        <text:list-item>
          <text:p text:style-name="P20">Time/Date</text:p>
        </text:list-item>
        <text:list-item>
          <text:p text:style-name="P20">(Optional) Website location - XPATH</text:p>
        </text:list-item>
        <text:list-item>
          <text:p text:style-name="P20">(Optional) User description</text:p>
        </text:list-item>
      </text:list>
      <text:p text:style-name="P2"/>
      <text:h text:style-name="P32" text:outline-level="1">Website history representation</text:h>
      <text:p text:style-name="P2">Mockup:</text:p>
      <text:p text:style-name="P2">[] <text:s text:c="3"/>[] <text:s text:c="2"/>[] <text:s text:c="2"/>[]</text:p>
      <text:p text:style-name="P2"><text:s text:c="3"/>\ <text:s/>/ <text:s text:c="6"/>\ <text:s text:c="2"/>/ <text:s/>\ <text:s text:c="30"/>PAST</text:p>
      <text:p text:style-name="P2"><text:s text:c="4"/>[] <text:s text:c="8"/>[] <text:s text:c="4"/>[+] <text:s text:c="14"/>If too many, represent as <text:span text:style-name="T2">many pages</text:span><text:span text:style-name="T5">, expand on click</text:span></text:p>
      <text:p text:style-name="P8"/>
      <text:p text:style-name="P2"><text:s text:c="9"/>\ </text:p>
      <text:p text:style-name="P2"><text:s text:c="11"/>[] <text:s text:c="38"/>PRESENT</text:p>
      <text:p text:style-name="P8"/>
      <text:p text:style-name="P2"><text:s text:c="10"/>/ <text:s text:c="4"/>\</text:p>
      <text:p text:style-name="P2"><text:s text:c="8"/>[] <text:s text:c="5"/>[] <text:s text:c="32"/>FUTURE</text:p>
      <text:p text:style-name="P2"/>
      <text:p text:style-name="P2">What needs to be found:</text:p>
      <text:list xml:id="list9090828059377521531" text:style-name="L9">
        <text:list-item>
          <text:p text:style-name="P21">All parents of the current node, up to X generations, as well as of the children</text:p>
        </text:list-item>
        <text:list-item>
          <text:p text:style-name="P21">All children of the current node, and the parents</text:p>
        </text:list-item>
        <text:list-item>
          <text:p text:style-name="P21">Links between parents and children, in following layout<text:line-break/>Nodes:<text:line-break/>[ <text:span text:style-name="T2">all node objects to be drawn </text:span>]<text:line-break/>Links:<text:line-break/>[ <text:span text:style-name="T2">parent index </text:span><text:span text:style-name="T3">as </text:span><text:span text:style-name="T4">Integer</text:span><text:span text:style-name="T6">, </text:span><text:span text:style-name="T4">child index </text:span><text:span text:style-name="T3">as </text:span><text:span text:style-name="T4">Integer</text:span><text:span text:style-name="T6"> ]</text:span></text:p>
        </text:list-item>
      </text:list>
      <text:p text:style-name="P2"/>
      <text:p text:style-name="P3">Routines requires:</text:p>
      <text:list xml:id="list4684761307859325527" text:style-name="L10">
        <text:list-item>
          <text:p text:style-name="P22">Find number of rows and columns which can be displayed based on width/height</text:p>
        </text:list-item>
        <text:list-item>
          <text:p text:style-name="P22">Create list of all nodes by searching parents and children of current root node</text:p>
        </text:list-item>
        <text:list-item>
          <text:p text:style-name="P22"><text:soft-page-break/>Create links array when parent/children array is built</text:p>
        </text:list-item>
      </text:list>
      <text:h text:style-name="Heading_20_2" text:outline-level="2">History tree implementation</text:h>
      <text:p text:style-name="P26">Last updated: Jan 18 2016</text:p>
      <text:p text:style-name="P26"><text:span text:style-name="T12">Technology used</text:span>: Sigma.js<text:line-break/><text:span text:style-name="T12">Positioning</text:span> done by hand, in the following way:</text:p>
      <text:list xml:id="list6427073038090684300" text:style-name="L13">
        <text:list-item>
          <text:p text:style-name="P28"><text:span text:style-name="T9">All nodes of one level placed on same y coordinate.</text:span></text:p>
        </text:list-item>
        <text:list-item>
          <text:p text:style-name="P28"><text:span text:style-name="T9"><text:s/>X coordinate deduced by number of nodes in level, and spaces them out equally.</text:span></text:p>
        </text:list-item>
      </text:list>
      <text:p text:style-name="P30">Implementation using JS prototyping, and creating a “Graph” object which contains all accessor and manipulation methods.</text:p>
      <text:h text:style-name="P35" text:outline-level="3">Possible alternative technologies:</text:h>
      <text:p text:style-name="Standard">(Taken from StackOverflow Question: <text:a xlink:type="simple" xlink:href="http://stackoverflow.com/questions/14880817/javascript-hierarchy-tree-creator/14880887#14880887">link</text:a>)</text:p>
      <text:list xml:id="list4465293838570283865" text:style-name="L17">
        <text:list-item>
          <text:p text:style-name="P27">goJS, mind map example: <text:a xlink:type="simple" xlink:href="http://gojs.net/latest/samples/mindMap.html">link</text:a></text:p>
        </text:list-item>
        <text:list-item>
          <text:p text:style-name="P29">JS InfoVis Toolkit: <text:a xlink:type="simple" xlink:href="http://philogb.github.io/jit/demos.html">demo link</text:a>, <text:a xlink:type="simple" xlink:href="http://philogb.github.io/jit/demos.html">hierarchical tree demo</text:a></text:p>
        </text:list-item>
        <text:list-item>
          <text:p text:style-name="P27">jsPlumb: <text:a xlink:type="simple" xlink:href="https://github.com/sporritt/jsPlumb">link</text:a></text:p>
        </text:list-item>
        <text:list-item>
          <text:p text:style-name="P31"><text:span text:style-name="T10">d3js: </text:span><text:a xlink:type="simple" xlink:href="http://bl.ocks.org/mbostock/4339083"><text:span text:style-name="T10">collasible tree</text:span></text:a><text:span text:style-name="T10"> </text:span></text:p>
        </text:list-item>
      </text:list>
      <text:h text:style-name="P34" text:outline-level="1">Functionality layout</text:h>
      <text:h text:style-name="Heading_20_2" text:outline-level="2">Content script</text:h>
      <text:p text:style-name="Text_20_body"/>
      <text:list xml:id="list3004129324151409445" text:style-name="L11">
        <text:list-item>
          <text:p text:style-name="P23">History graph drawing: content/history_tree.js</text:p>
        </text:list-item>
        <text:list-item>
          <text:p text:style-name="P23">Quote graph drawing: content/quote_graph.js</text:p>
        </text:list-item>
        <text:list-item>
          <text:p text:style-name="P23">Action listeners: in graph JS file</text:p>
        </text:list-item>
        <text:list-item>
          <text:p text:style-name="P23">General content script variables: content/content_script.js</text:p>
        </text:list-item>
        <text:list-item>
          <text:p text:style-name="P23">Message end-points: content/content_script.js</text:p>
        </text:list-item>
      </text:list>
      <text:h text:style-name="Heading_20_2" text:outline-level="2">Background <text:span text:style-name="T7">script</text:span></text:h>
      <text:list xml:id="list2083551197683570618" text:style-name="L12">
        <text:list-item>
          <text:p text:style-name="P24">History storage: background.js</text:p>
        </text:list-item>
        <text:list-item>
          <text:p text:style-name="P24">History to JSON conversion: background.js</text:p>
        </text:list-item>
        <text:list-item>
          <text:p text:style-name="P24">Session saving/loading: background.js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6:21:10.146802648</meta:creation-date>
    <meta:editing-duration>PT29M50S</meta:editing-duration>
    <meta:editing-cycles>6</meta:editing-cycles>
    <meta:generator>LibreOffice/4.2.8.2$Linux_X86_64 LibreOffice_project/420m0$Build-2</meta:generator>
    <meta:initial-creator>Robin N</meta:initial-creator>
    <dc:date>2016-01-18T18:02:44.006593068</dc:date>
    <dc:creator>Robin N</dc:creator>
    <meta:document-statistic meta:table-count="2" meta:image-count="0" meta:object-count="0" meta:page-count="6" meta:paragraph-count="131" meta:word-count="803" meta:character-count="5378" meta:non-whitespace-character-count="4549"/>
  </office:meta>
</office:document-meta>
</file>